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4/2019<text:bookmark-end text:name="Text14"/></text:p>
            <text:p text:style-name="Normální">KVOP-39056/2019<text:bookmark-end text:name="Text2"/></text:p>
            <text:p text:style-name="Normální"><text:bookmark-start text:name="Text6"/>26. 08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Z. M.</text:p>
            <text:p text:style-name="Normální"/>
            <text:p text:style-name="Normální"/>
            <text:p text:style-name="Normální"/>
            <text:p text:style-name="Normální">e-mail: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 informace<text:s/></text:h>
      <text:p text:style-name="Základnítext"/>
      <text:p text:style-name="Základnítext">Vážená paní M.,</text:p>
      <text:p text:style-name="Základnítext">dne 9. 8. 2019 byla<text:s/>do Kanceláře veřejného ochránce práv doručena Vaše žádost podle zákona<text:s/>č. 106/1999 Sb.,<text:s/>o svobodném přístupu<text:s/>k informacím,<text:s/>ve znění pozdějších předpisů, kterou jste<text:s/>na základě telefonické výzvy doplnila dne 14. 8. 2019. Žádáte odpovědi<text:s/>na následující otázky:</text:p>
      <text:list text:style-name="LFO4" text:continue-numbering="true">
        <text:list-item>
          <text:p text:style-name="P17">Kolik žádostí<text:s/>o náhradu škody dle zákona<text:s/>č. 82/1998 Sb.,<text:s/>o odpovědnosti<text:s/>za škodu způsobenou<text:s/>při výkonu veřejné moci rozhodnutím nebo nesprávným úředním postupem týkajících se Veřejného ochránce práv obdrželo Ministerstvo financí<text:s/>v letech 2011 – 2018?</text:p>
        </text:list-item>
        <text:list-item>
          <text:p text:style-name="P18">V kolika případech žádostí týkajících se Veřejného ochránce práv Ministerstvo v uvedených letech žádosti o náhradu škody dle zákona č. 82/1998 Sb. plně vyhovělo, v kolika případech vyhovělo ministerstvo pouze částečně a v kolika případech nevyhovělo vůbec?</text:p>
        </text:list-item>
        <text:list-item>
          <text:p text:style-name="P19">Jaká byla v jednotlivých letech výše náhrad vyplacených na základě předběžného projednání a výše náhrad vyplacených na základě soudního rozsudku podle zákona č. 82/1998 Sb.?</text:p>
        </text:list-item>
        <text:list-item>
          <text:p text:style-name="P20">Jaká byla v jednotlivých letech celková požadovaná výše náhrad podle zákona č. 82/1998 Sb.?</text:p>
        </text:list-item>
        <text:list-item>
          <text:p text:style-name="P21">Jaká byla nejvyšší částka vyplacená úspěšnému žadateli mezi lety 2011-2018, popř. sp. zn. takového soudního řízení?</text:p>
        </text:list-item>
      </text:list>
      <text:p text:style-name="Základnítext">Ve smyslu zákona<text:s/>o svobodném přístupu<text:s/>k informacím,<text:s/><text:span text:style-name="Silné">se poskytují níže uvedené informace</text:span>:</text:p>
      <text:p text:style-name="Základnítext">K bodu<text:s/>č. 1</text:p>
      <text:p text:style-name="Základnítext">Informací o celkovém počtu podaných žádostí nedisponujeme, Ministerstvo financí náš úřad vyzvalo k vyjádření k uplatněnému nároku ve čtyřech žádostech z let 2011, 2014, 2016 a 2018 (vždy v tomto roce se žadatelé obrátili na Ministerstvo financí).</text:p>
      <text:soft-page-break/>
      <text:p text:style-name="Základnítext">K bodu<text:s/>č. 2</text:p>
      <text:p text:style-name="Základnítext">Z nám dostupných informací vyplývá, že Ministerstvo financí žádné z uvedených žádosti ani částečně nevyhovělo, tedy:</text:p>
      <text:p text:style-name="Základnítext">2011 - plně vyhovělo 0</text:p>
      <text:p text:style-name="Základnítext">- částečně vyhovělo 0</text:p>
      <text:p text:style-name="Základnítext">- nevyhovělo 1</text:p>
      <text:p text:style-name="Základnítext">2014 - plně vyhovělo 0</text:p>
      <text:p text:style-name="Základnítext">- částečně vyhovělo 0</text:p>
      <text:p text:style-name="Základnítext">- nevyhovělo 1</text:p>
      <text:p text:style-name="Základnítext">2016 - plně vyhovělo 0</text:p>
      <text:p text:style-name="Základnítext">- částečně vyhovělo 0</text:p>
      <text:p text:style-name="Základnítext">- nevyhovělo 1</text:p>
      <text:p text:style-name="Základnítext">2018 - plně vyhovělo 0</text:p>
      <text:p text:style-name="Základnítext">- částečně vyhovělo 0</text:p>
      <text:p text:style-name="Základnítext">- nevyhovělo 1</text:p>
      <text:p text:style-name="Základnítext">K bodu č. 3</text:p>
      <text:p text:style-name="Základnítext">Opět na základě nám dostupných informací vyplatilo Ministerstvo financí na základě předběžného projednání v uvedených letech 0 Kč. Na základě rozhodnutí soudu pak také 0 Kč.</text:p>
      <text:p text:style-name="Základnítext">K bodu č. 4</text:p>
      <text:p text:style-name="Základnítext">2011 – 60 000 Kč jako zadostiučinění za nemajetkovou újmu v předběžném projednání nároku, následně 60 000 Kč v žalobě.</text:p>
      <text:p text:style-name="Základnítext">2014 – 1 000 000 Kč jako<text:s/>zadostiučinění<text:s/>za vzniklou nemajetkovou újmu<text:s/>v předběžném projednání, následně 1 000 000 Kč v žalobě.</text:p>
      <text:p text:style-name="Základnítext">2016 – 16 666 Kč jako zadostiučinění za nepřiměřenou délku šetření VOP v předběžném projednání, podání žaloby si nejsme vědomi.</text:p>
      <text:p text:style-name="Základnítext">2018 – 1 000 000 Kč jako<text:s/>zadostiučinění<text:s/>za vzniklou nemajetkovou újmu<text:s/>v předběžném projednání, podání žaloby si nejsme vědomi.</text:p>
      <text:p text:style-name="Základnítext">K bodu č. 5</text:p>
      <text:p text:style-name="Základnítext">Mezi lety 2011 a 2018 nebyla vyplacena žádná částka.</text:p>
      <text:soft-page-break/>
      <text:p text:style-name="Základnítext">Vážená paní M., jak Vás již informoval pověřený právník, tuto záležitost řeší primárně Ministerstvo financí a má tak přehled o všech žádostech. Proto Vám doporučuji, abyste se s Vašimi dotazy obrátila také na něj. Přeji Vám mnoho úspěchů ve studijním a následně také v profesním životě.</text:p>
      <text:p text:style-name="Základnítext">S pozdravem</text:p>
      <text:p text:style-name="Základnítext"/>
      <text:p text:style-name="Základnítext"/>
      <text:p text:style-name="Základnítext"/>
      <text:p text:style-name="Základnítext"/>
      <text:p text:style-name="podpis">Mgr. Petra Zdražilová v. r.</text:p>
      <text:p text:style-name="podpis">ředitelka právní sekce</text:p>
      <text:p text:style-name="podpis">(dopis je opatřen elektronickým podpisem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R3IC*</text:span>*KVOPX009R3IC*</text:p>
        <text:p text:style-name="P12"><text:span text:style-name="T13">KVOPX009R3IC</text:span>KVOPX009R3I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9-03T11:44:00Z</meta:creation-date>
    <dc:date>2019-09-03T11:44:00Z</dc:date>
    <meta:print-date>2019-08-26T08:35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6" meta:word-count="476" meta:character-count="3280" meta:row-count="23" meta:non-whitespace-character-count="2810"/>
  </office:meta>
</office:document-meta>
</file>